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9" style:family="text">
      <style:text-properties fo:font-size="16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center" fo:margin-bottom="8.00p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 fo:margin-bottom="8.00pt"/>
    </style:style>
  </office:automatic-styles>
  <office:body>
    <office:text>
      <text:p text:style-name="P1"><text:span text:style-name="T1"/></text:p>
      <text:p text:style-name="P2"><text:span text:style-name="T2">Информация Комитета по физической культуре и спорту Тверской области по вопросу приведения инфраструктуры стадиона<text:s/></text:span><text:span text:style-name="T3">«</text:span><text:span text:style-name="T4">Юность</text:span><text:span text:style-name="T5">»<text:s/></text:span><text:span text:style-name="T6">в соответствие требованиям стандарта Российского футбольного союза<text:s/></text:span><text:span text:style-name="T7">«</text:span><text:span text:style-name="T8">Футбольные стадионы</text:span><text:span text:style-name="T9">»</text:span></text:p>
      <text:p text:style-name="P3"><text:span text:style-name="T10"><text:s text:c="14"/></text:span><text:span text:style-name="T11">Комитетом по физической культуре и спорту Тверской области совместно с</text:span><text:span text:style-name="T12"><text:s/></text:span><text:span text:style-name="T13">Летиным Е.А.<text:s text:c="2"/>начальником отдела лицензирования Российского футбольного союза определен комплекс необходимых работ. В ходе осмотра стадиона<text:s/></text:span><text:span text:style-name="T14">«</text:span><text:span text:style-name="T15">Юность</text:span><text:span text:style-name="T16">»<text:s/></text:span><text:span text:style-name="T17">Летиным Е.А. была подтверждена возможность получения лицензии стадионом<text:s/></text:span><text:span text:style-name="T18">«</text:span><text:span text:style-name="T19">Юность</text:span><text:span text:style-name="T20">»<text:s/></text:span><text:span text:style-name="T21">для участия в первенстве профессиональной футбольной лиги (ПФЛ) после устранения ряда замечаний:</text:span></text:p>
      <text:p text:style-name="P3"><text:span text:style-name="T22">-</text:span><text:span text:style-name="T23">Разделение потоков </text:span></text:p>
      <text:p text:style-name="P3"><text:span text:style-name="T24"/></text:p>
      <text:p text:style-name="P3"><text:span text:style-name="T25">болельщиков хозяев и гостей</text:span></text:p>
      <text:p text:style-name="P3"><text:span text:style-name="T26">-</text:span><text:span text:style-name="T27">Оборудование гостевого сектора на трибуне</text:span></text:p>
      <text:p text:style-name="P3"><text:span text:style-name="T28">-<text:s/></text:span><text:span text:style-name="T29">Ремонт раздевалок</text:span></text:p>
      <text:p text:style-name="P3"><text:span text:style-name="T30">-</text:span><text:span text:style-name="T31">Модернизация системы видеонаблюдения</text:span></text:p>
      <text:p text:style-name="P3"><text:span text:style-name="T32">-</text:span><text:span text:style-name="T33">Организация касс и камер хранения</text:span></text:p>
      <text:p text:style-name="P3"><text:span text:style-name="T34">-</text:span><text:span text:style-name="T35">Организация медицинского кабинета</text:span></text:p>
      <text:p text:style-name="P3"><text:span text:style-name="T36">-</text:span><text:span text:style-name="T37">Организация зоны досмотра</text:span></text:p>
      <text:p text:style-name="P3"><text:span text:style-name="T38">-</text:span><text:span text:style-name="T39">Модернизация спортивного ядра в части устройства скамеек запасных согласно требованием ПФЛ</text:span></text:p>
      <text:p text:style-name="P3"><text:span text:style-name="T40">-</text:span><text:span text:style-name="T41">Получение заключений МЧС, СЭС на трибуны и здания</text:span></text:p>
      <text:p text:style-name="P3"><text:span text:style-name="T42">-</text:span><text:span text:style-name="T43">Получения технических заключений экспертной организации на трибуны и здания</text:span></text:p>
      <text:p text:style-name="P3"><text:span text:style-name="T44">-</text:span><text:span text:style-name="T45">Ряд организационных мероприятий (в части подготовки необходимой документации согласно требованиям ПФЛ).</text:span></text:p>
      <text:p text:style-name="P3"><text:span text:style-name="T46"><text:s text:c="13"/></text:span><text:span text:style-name="T47">Стоимость указанных работ составляет 3734,4 тыс.руб. Средства областного бюджета Тверской области на данные работы не предусмотрены. Для сокращения сроков</text:span><text:span text:style-name="T48"><text:s/></text:span><text:span text:style-name="T49">работ по приведению инфраструктуры стадиона<text:s/></text:span><text:span text:style-name="T50">«</text:span><text:span text:style-name="T51">Юность</text:span><text:span text:style-name="T52">»<text:s/></text:span><text:span text:style-name="T53">в соответствие требованиям стандарта<text:s/></text:span><text:span text:style-name="T54">«</text:span><text:span text:style-name="T55">Футбольные стадиона</text:span><text:span text:style-name="T56">»<text:s/></text:span><text:span text:style-name="T57">предлагаем рассмотреть внебюджетные источники финансирования.</text:span></text:p>
      <text:p text:style-name="P3"><text:span text:style-name="T57">Также необходимо произвести</text:span><text:span text:style-name="T58"><text:s/></text:span><text:span text:style-name="T59">капитальный ремонт трибуны. Согласно проведенному обследованию технического состояния несущих конструкций трибун состояние трибун было признано ограниченно-работоспособным. До проведения ремонта эксплуатация по назначению недопустима, стоимость производства работ составляет 883,8 тыс.руб., обосновывающая документация имеется.<text:tab/> Вопрос рассматривался на заседании Бюджетной комиссии Тверской области и не был утвержден. Прошу согласовать выполнение работ по капитальному ремонту трибуны.</text:span></text:p>
      <text:p text:style-name="P4"><text:span text:style-name="T6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